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Daniel Dihardja</text:span> <text:line-break/>08.11.1979 in Offenbach am Main <text:line-break/><text:line-break/>Seit 2013 Freiberuflicher Anwendungsentwickler mit Schwerpunkt fullstack JavaScript/Node.js <text:line-break/><text:line-break/>07/2005 - 06/2008<text:line-break/>Ausbildung zum Fachinformatiker Anwendungsentwicklung bei Zend Technologies GmbH in Stuttgart<text:line-break/><text:line-break/>07/2000 - 06/2005<text:line-break/>Studium zum staatlich anerkannter Grafik Designer an der Frankfurter Akademie für Kommunikation und Design<text:line-break/><text:line-break/><text:line-break/><text:line-break/>2013 - Heute<text:line-break/>Freiberuflicher Anwendungsentwickler mit Schwerpunkt JavaScript/Node.js<text:line-break/><text:line-break/>2012 - 2013<text:line-break/>Unity3D/C# developer bei Weitklick GmbH, Stuttgart<text:line-break/><text:line-break/>2010 - 2012<text:line-break/>Senior Flash/AS3 developer bei Weitklick GmbH, Stuttgart<text:line-break/><text:line-break/>2008 - 2010<text:line-break/>Flash/AS3 developer bei Hydra new Media GmbH, Stuttgart<text:line-break/><text:line-break/><text:line-break/><text:line-break/><text:span text:style-name="Strong_20_Emphasis">Freiberufliche Projekte</text:span> <text:line-break/><text:line-break/>06/2017 - 06/2018<text:line-break/>03/2018 - 05/2018<text:line-break/>01/2018 - 03/2018<text:line-break/>06/2017 - 11/2017<text:line-break/>03/2017 - 05/2017<text:line-break/>01/2017 - 03/2017<text:line-break/>08/2016 - 11/2016<text:line-break/>03/2016 - 07/2016<text:line-break/>04/2015 - 02/2016<text:line-break/>03/2015<text:line-break/>01/2015 - 02/2015<text:line-break/>09/2014 - 12/2014<text:line-break/>02/2014 - 08/2014<text:line-break/>11/2013 - 12/2013<text:line-break/><text:line-break/><text:span text:style-name="Strong_20_Emphasis">Projekte bei Weitklick (2010 - 2013)</text:span> <text:line-break/><text:line-break/>2012 - 2013<text:line-break/>2010 - 2012<text:line-break/><text:line-break/><text:span text:style-name="Strong_20_Emphasis">Projekte bei Hydra New Media (2008 - 2010)</text:span> <text:line-break/><text:line-break/>2008 -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</dc:title>
    <meta:document-statistic meta:table-count="0" meta:image-count="0" meta:object-count="0" meta:page-count="1" meta:paragraph-count="1" meta:word-count="148" meta:character-count="1066" meta:non-whitespace-character-count="896"/>
    <meta:generator>LibreOffice/4.3.2.2$MacOSX_X86_64 LibreOffice_project/edfb5295ba211bd31ad47d0bad0118690f76407d</meta:generator>
    <meta:user-defined meta:name=""/>
  </office:meta>
</office:document-meta>
</file>